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"/>
  <manifest:file-entry manifest:media-type="" manifest:full-path="Configurations2/popupmenu"/>
  <manifest:file-entry manifest:media-type="" manifest:full-path="Configurations2/progressbar"/>
  <manifest:file-entry manifest:media-type="" manifest:full-path="Configurations2/menubar"/>
  <manifest:file-entry manifest:media-type="" manifest:full-path="Configurations2/toolbar"/>
  <manifest:file-entry manifest:media-type="" manifest:full-path="Configurations2/images/Bitmaps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dash" draw:stroke-dash="Ultrafine_20_Dotted_20__28_var_29_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graphic-properties draw:fill-color="#ff950e"/>
      <style:text-properties fo:font-size="6pt" style:font-size-asian="6pt" style:font-size-complex="6pt"/>
    </style:style>
    <style:style style:name="ch18" style:family="chart" style:data-style-name="N0">
      <style:graphic-properties draw:fill-color="#c5000b"/>
      <style:text-properties fo:font-size="6pt" style:font-size-asian="6pt" style:font-size-complex="6pt"/>
    </style:style>
    <style:style style:name="ch19" style:family="chart" style:data-style-name="N0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261cm" svg:height="14.737cm" xlink:href=".." chart:class="chart:bar" chart:style-name="ch1">
        <chart:legend chart:legend-position="end" svg:x="23.393cm" svg:y="5.024cm" chart:style-name="ch2"/>
        <chart:plot-area chart:style-name="ch3" table:cell-range-address="Planilha1.A2:Planilha1.L3" chart:data-source-has-labels="row" svg:x="0.525cm" svg:y="0.294cm" svg:width="22.344cm" svg:height="13.762cm">
          <chart:axis chart:dimension="x" chart:name="primary-x" chart:style-name="ch4">
            <chart:title svg:x="11.141cm" svg:y="13.778cm" chart:style-name="ch5">
              <text:p>MESE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A3:Planilha1.A3" chart:label-cell-address="Planilha1.A2:Planilha1.A2" chart:class="chart:bar">
            <chart:data-point/>
          </chart:series>
          <chart:series chart:style-name="ch9" chart:values-cell-range-address="Planilha1.B3:Planilha1.B3" chart:label-cell-address="Planilha1.B2:Planilha1.B2" chart:class="chart:bar">
            <chart:data-point/>
          </chart:series>
          <chart:series chart:style-name="ch10" chart:values-cell-range-address="Planilha1.C3:Planilha1.C3" chart:label-cell-address="Planilha1.C2:Planilha1.C2" chart:class="chart:bar">
            <chart:data-point/>
          </chart:series>
          <chart:series chart:style-name="ch11" chart:values-cell-range-address="Planilha1.D3:Planilha1.D3" chart:label-cell-address="Planilha1.D2:Planilha1.D2" chart:class="chart:bar">
            <chart:data-point/>
          </chart:series>
          <chart:series chart:style-name="ch12" chart:values-cell-range-address="Planilha1.E3:Planilha1.E3" chart:label-cell-address="Planilha1.E2:Planilha1.E2" chart:class="chart:bar">
            <chart:data-point/>
          </chart:series>
          <chart:series chart:style-name="ch13" chart:values-cell-range-address="Planilha1.F3:Planilha1.F3" chart:label-cell-address="Planilha1.F2:Planilha1.F2" chart:class="chart:bar">
            <chart:data-point/>
          </chart:series>
          <chart:series chart:style-name="ch14" chart:values-cell-range-address="Planilha1.G3:Planilha1.G3" chart:label-cell-address="Planilha1.G2:Planilha1.G2" chart:class="chart:bar">
            <chart:data-point/>
          </chart:series>
          <chart:series chart:style-name="ch15" chart:values-cell-range-address="Planilha1.H3:Planilha1.H3" chart:label-cell-address="Planilha1.H2:Planilha1.H2" chart:class="chart:bar">
            <chart:data-point/>
          </chart:series>
          <chart:series chart:style-name="ch16" chart:values-cell-range-address="Planilha1.I3:Planilha1.I3" chart:label-cell-address="Planilha1.I2:Planilha1.I2" chart:class="chart:bar">
            <chart:data-point/>
          </chart:series>
          <chart:series chart:style-name="ch17" chart:values-cell-range-address="Planilha1.J3:Planilha1.J3" chart:label-cell-address="Planilha1.J2:Planilha1.J2" chart:class="chart:bar">
            <chart:data-point/>
          </chart:series>
          <chart:series chart:style-name="ch18" chart:values-cell-range-address="Planilha1.K3:Planilha1.K3" chart:label-cell-address="Planilha1.K2:Planilha1.K2" chart:class="chart:bar">
            <chart:data-point/>
          </chart:series>
          <chart:series chart:style-name="ch19" chart:values-cell-range-address="Planilha1.L3:Planilha1.L3" chart:label-cell-address="Planilha1.L2:Planilha1.L2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A2:Planilha1.A2">JANEIRO</text:p>
              </table:table-cell>
              <table:table-cell office:value-type="string">
                <text:p text:id="Planilha1.B2:Planilha1.B2">FEVEREIRO</text:p>
              </table:table-cell>
              <table:table-cell office:value-type="string">
                <text:p text:id="Planilha1.C2:Planilha1.C2">MARÇO</text:p>
              </table:table-cell>
              <table:table-cell office:value-type="string">
                <text:p text:id="Planilha1.D2:Planilha1.D2">ABRIL</text:p>
              </table:table-cell>
              <table:table-cell office:value-type="string">
                <text:p text:id="Planilha1.E2:Planilha1.E2">MAIO</text:p>
              </table:table-cell>
              <table:table-cell office:value-type="string">
                <text:p text:id="Planilha1.F2:Planilha1.F2">JUNHO</text:p>
              </table:table-cell>
              <table:table-cell office:value-type="string">
                <text:p text:id="Planilha1.G2:Planilha1.G2">JULHO</text:p>
              </table:table-cell>
              <table:table-cell office:value-type="string">
                <text:p text:id="Planilha1.H2:Planilha1.H2">AGOSTO</text:p>
              </table:table-cell>
              <table:table-cell office:value-type="string">
                <text:p text:id="Planilha1.I2:Planilha1.I2">SETEMBRO</text:p>
              </table:table-cell>
              <table:table-cell office:value-type="string">
                <text:p text:id="Planilha1.J2:Planilha1.J2">OUTUBRO</text:p>
              </table:table-cell>
              <table:table-cell office:value-type="string">
                <text:p text:id="Planilha1.K2:Planilha1.K2">NOVEMBRO</text:p>
              </table:table-cell>
              <table:table-cell office:value-type="string">
                <text:p text:id="Planilha1.L2:Planilha1.L2">DEZEMBR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1">
                <text:p text:id="Planilha1.A3:Planilha1.A3">21</text:p>
              </table:table-cell>
              <table:table-cell office:value-type="float" office:value="34">
                <text:p text:id="Planilha1.B3:Planilha1.B3">34</text:p>
              </table:table-cell>
              <table:table-cell office:value-type="float" office:value="46">
                <text:p text:id="Planilha1.C3:Planilha1.C3">46</text:p>
              </table:table-cell>
              <table:table-cell office:value-type="float" office:value="38">
                <text:p text:id="Planilha1.D3:Planilha1.D3">38</text:p>
              </table:table-cell>
              <table:table-cell office:value-type="float" office:value="37">
                <text:p text:id="Planilha1.E3:Planilha1.E3">37</text:p>
              </table:table-cell>
              <table:table-cell office:value-type="float" office:value="31">
                <text:p text:id="Planilha1.F3:Planilha1.F3">31</text:p>
              </table:table-cell>
              <table:table-cell office:value-type="float" office:value="212">
                <text:p text:id="Planilha1.G3:Planilha1.G3">212</text:p>
              </table:table-cell>
              <table:table-cell office:value-type="float" office:value="97">
                <text:p text:id="Planilha1.H3:Planilha1.H3">97</text:p>
              </table:table-cell>
              <table:table-cell office:value-type="float" office:value="0">
                <text:p text:id="Planilha1.I3:Planilha1.I3">0</text:p>
              </table:table-cell>
              <table:table-cell office:value-type="float" office:value="0">
                <text:p text:id="Planilha1.J3:Planilha1.J3">0</text:p>
              </table:table-cell>
              <table:table-cell office:value-type="float" office:value="0">
                <text:p text:id="Planilha1.K3:Planilha1.K3">0</text:p>
              </table:table-cell>
              <table:table-cell office:value-type="float" office:value="0">
                <text:p text:id="Planilha1.L3:Planilha1.L3">0</text:p>
              </table:table-cell>
            </table:table-row>
          </table:table-rows>
        </table:table>
      </chart:chart>
    </office:chart>
  </office:body>
</office:document-conten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dash" draw:stroke-dash="Ultrafine_20_Dotted_20__28_var_29_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graphic-properties draw:fill-color="#ff950e"/>
      <style:text-properties fo:font-size="6pt" style:font-size-asian="6pt" style:font-size-complex="6pt"/>
    </style:style>
    <style:style style:name="ch18" style:family="chart" style:data-style-name="N0">
      <style:graphic-properties draw:fill-color="#c5000b"/>
      <style:text-properties fo:font-size="6pt" style:font-size-asian="6pt" style:font-size-complex="6pt"/>
    </style:style>
    <style:style style:name="ch19" style:family="chart" style:data-style-name="N0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261cm" svg:height="14.737cm" xlink:href=".." chart:class="chart:bar" chart:style-name="ch1">
        <chart:legend chart:legend-position="end" svg:x="23.393cm" svg:y="5.024cm" chart:style-name="ch2"/>
        <chart:plot-area chart:style-name="ch3" table:cell-range-address="Planilha1.A2:Planilha1.L3" chart:data-source-has-labels="row" svg:x="0.525cm" svg:y="0.294cm" svg:width="22.344cm" svg:height="13.762cm">
          <chart:axis chart:dimension="x" chart:name="primary-x" chart:style-name="ch4">
            <chart:title svg:x="11.141cm" svg:y="13.778cm" chart:style-name="ch5">
              <text:p>MESE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A3:Planilha1.A3" chart:label-cell-address="Planilha1.A2:Planilha1.A2" chart:class="chart:bar">
            <chart:data-point/>
          </chart:series>
          <chart:series chart:style-name="ch9" chart:values-cell-range-address="Planilha1.B3:Planilha1.B3" chart:label-cell-address="Planilha1.B2:Planilha1.B2" chart:class="chart:bar">
            <chart:data-point/>
          </chart:series>
          <chart:series chart:style-name="ch10" chart:values-cell-range-address="Planilha1.C3:Planilha1.C3" chart:label-cell-address="Planilha1.C2:Planilha1.C2" chart:class="chart:bar">
            <chart:data-point/>
          </chart:series>
          <chart:series chart:style-name="ch11" chart:values-cell-range-address="Planilha1.D3:Planilha1.D3" chart:label-cell-address="Planilha1.D2:Planilha1.D2" chart:class="chart:bar">
            <chart:data-point/>
          </chart:series>
          <chart:series chart:style-name="ch12" chart:values-cell-range-address="Planilha1.E3:Planilha1.E3" chart:label-cell-address="Planilha1.E2:Planilha1.E2" chart:class="chart:bar">
            <chart:data-point/>
          </chart:series>
          <chart:series chart:style-name="ch13" chart:values-cell-range-address="Planilha1.F3:Planilha1.F3" chart:label-cell-address="Planilha1.F2:Planilha1.F2" chart:class="chart:bar">
            <chart:data-point/>
          </chart:series>
          <chart:series chart:style-name="ch14" chart:values-cell-range-address="Planilha1.G3:Planilha1.G3" chart:label-cell-address="Planilha1.G2:Planilha1.G2" chart:class="chart:bar">
            <chart:data-point/>
          </chart:series>
          <chart:series chart:style-name="ch15" chart:values-cell-range-address="Planilha1.H3:Planilha1.H3" chart:label-cell-address="Planilha1.H2:Planilha1.H2" chart:class="chart:bar">
            <chart:data-point/>
          </chart:series>
          <chart:series chart:style-name="ch16" chart:values-cell-range-address="Planilha1.I3:Planilha1.I3" chart:label-cell-address="Planilha1.I2:Planilha1.I2" chart:class="chart:bar">
            <chart:data-point/>
          </chart:series>
          <chart:series chart:style-name="ch17" chart:values-cell-range-address="Planilha1.J3:Planilha1.J3" chart:label-cell-address="Planilha1.J2:Planilha1.J2" chart:class="chart:bar">
            <chart:data-point/>
          </chart:series>
          <chart:series chart:style-name="ch18" chart:values-cell-range-address="Planilha1.K3:Planilha1.K3" chart:label-cell-address="Planilha1.K2:Planilha1.K2" chart:class="chart:bar">
            <chart:data-point/>
          </chart:series>
          <chart:series chart:style-name="ch19" chart:values-cell-range-address="Planilha1.L3:Planilha1.L3" chart:label-cell-address="Planilha1.L2:Planilha1.L2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A2:Planilha1.A2">JANEIRO</text:p>
              </table:table-cell>
              <table:table-cell office:value-type="string">
                <text:p text:id="Planilha1.B2:Planilha1.B2">FEVEREIRO</text:p>
              </table:table-cell>
              <table:table-cell office:value-type="string">
                <text:p text:id="Planilha1.C2:Planilha1.C2">MARÇO</text:p>
              </table:table-cell>
              <table:table-cell office:value-type="string">
                <text:p text:id="Planilha1.D2:Planilha1.D2">ABRIL</text:p>
              </table:table-cell>
              <table:table-cell office:value-type="string">
                <text:p text:id="Planilha1.E2:Planilha1.E2">MAIO</text:p>
              </table:table-cell>
              <table:table-cell office:value-type="string">
                <text:p text:id="Planilha1.F2:Planilha1.F2">JUNHO</text:p>
              </table:table-cell>
              <table:table-cell office:value-type="string">
                <text:p text:id="Planilha1.G2:Planilha1.G2">JULHO</text:p>
              </table:table-cell>
              <table:table-cell office:value-type="string">
                <text:p text:id="Planilha1.H2:Planilha1.H2">AGOSTO</text:p>
              </table:table-cell>
              <table:table-cell office:value-type="string">
                <text:p text:id="Planilha1.I2:Planilha1.I2">SETEMBRO</text:p>
              </table:table-cell>
              <table:table-cell office:value-type="string">
                <text:p text:id="Planilha1.J2:Planilha1.J2">OUTUBRO</text:p>
              </table:table-cell>
              <table:table-cell office:value-type="string">
                <text:p text:id="Planilha1.K2:Planilha1.K2">NOVEMBRO</text:p>
              </table:table-cell>
              <table:table-cell office:value-type="string">
                <text:p text:id="Planilha1.L2:Planilha1.L2">DEZEMBR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1">
                <text:p text:id="Planilha1.A3:Planilha1.A3">21</text:p>
              </table:table-cell>
              <table:table-cell office:value-type="float" office:value="34">
                <text:p text:id="Planilha1.B3:Planilha1.B3">34</text:p>
              </table:table-cell>
              <table:table-cell office:value-type="float" office:value="46">
                <text:p text:id="Planilha1.C3:Planilha1.C3">46</text:p>
              </table:table-cell>
              <table:table-cell office:value-type="float" office:value="38">
                <text:p text:id="Planilha1.D3:Planilha1.D3">38</text:p>
              </table:table-cell>
              <table:table-cell office:value-type="float" office:value="37">
                <text:p text:id="Planilha1.E3:Planilha1.E3">37</text:p>
              </table:table-cell>
              <table:table-cell office:value-type="float" office:value="31">
                <text:p text:id="Planilha1.F3:Planilha1.F3">31</text:p>
              </table:table-cell>
              <table:table-cell office:value-type="float" office:value="212">
                <text:p text:id="Planilha1.G3:Planilha1.G3">212</text:p>
              </table:table-cell>
              <table:table-cell office:value-type="float" office:value="97">
                <text:p text:id="Planilha1.H3:Planilha1.H3">97</text:p>
              </table:table-cell>
              <table:table-cell office:value-type="float" office:value="0">
                <text:p text:id="Planilha1.I3:Planilha1.I3">0</text:p>
              </table:table-cell>
              <table:table-cell office:value-type="float" office:value="0">
                <text:p text:id="Planilha1.J3:Planilha1.J3">0</text:p>
              </table:table-cell>
              <table:table-cell office:value-type="float" office:value="0">
                <text:p text:id="Planilha1.K3:Planilha1.K3">0</text:p>
              </table:table-cell>
              <table:table-cell office:value-type="float" office:value="0">
                <text:p text:id="Planilha1.L3:Planilha1.L3">0</text:p>
              </table:table-cell>
            </table:table-row>
          </table:table-rows>
        </table:table>
      </chart:chart>
    </office:char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Ultrafine_20_Dotted_20__28_var_29_" draw:display-name="Ultrafine Dotted (var)" draw:style="rect" draw:dots1="1" draw:distance="50%"/>
  </office:styles>
</office:document-styles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Ultrafine_20_Dotted_20__28_var_29_" draw:display-name="Ultrafine Dotted (var)" draw:style="rect" draw:dots1="1" draw:distance="50%"/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dash" draw:stroke-dash="Ultrafine_20_Dotted_20__28_var_29_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graphic-properties draw:fill-color="#ff950e"/>
      <style:text-properties fo:font-size="6pt" style:font-size-asian="6pt" style:font-size-complex="6pt"/>
    </style:style>
    <style:style style:name="ch18" style:family="chart" style:data-style-name="N0">
      <style:graphic-properties draw:fill-color="#c5000b"/>
      <style:text-properties fo:font-size="6pt" style:font-size-asian="6pt" style:font-size-complex="6pt"/>
    </style:style>
    <style:style style:name="ch19" style:family="chart" style:data-style-name="N0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261cm" svg:height="14.737cm" xlink:href=".." chart:class="chart:bar" chart:style-name="ch1">
        <chart:legend chart:legend-position="end" svg:x="23.393cm" svg:y="5.024cm" chart:style-name="ch2"/>
        <chart:plot-area chart:style-name="ch3" table:cell-range-address="Planilha1.A2:Planilha1.L3" chart:data-source-has-labels="row" svg:x="0.525cm" svg:y="0.294cm" svg:width="22.344cm" svg:height="13.762cm">
          <chart:axis chart:dimension="x" chart:name="primary-x" chart:style-name="ch4">
            <chart:title svg:x="11.141cm" svg:y="13.778cm" chart:style-name="ch5">
              <text:p>MESE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A3:Planilha1.A3" chart:label-cell-address="Planilha1.A2:Planilha1.A2" chart:class="chart:bar">
            <chart:data-point/>
          </chart:series>
          <chart:series chart:style-name="ch9" chart:values-cell-range-address="Planilha1.B3:Planilha1.B3" chart:label-cell-address="Planilha1.B2:Planilha1.B2" chart:class="chart:bar">
            <chart:data-point/>
          </chart:series>
          <chart:series chart:style-name="ch10" chart:values-cell-range-address="Planilha1.C3:Planilha1.C3" chart:label-cell-address="Planilha1.C2:Planilha1.C2" chart:class="chart:bar">
            <chart:data-point/>
          </chart:series>
          <chart:series chart:style-name="ch11" chart:values-cell-range-address="Planilha1.D3:Planilha1.D3" chart:label-cell-address="Planilha1.D2:Planilha1.D2" chart:class="chart:bar">
            <chart:data-point/>
          </chart:series>
          <chart:series chart:style-name="ch12" chart:values-cell-range-address="Planilha1.E3:Planilha1.E3" chart:label-cell-address="Planilha1.E2:Planilha1.E2" chart:class="chart:bar">
            <chart:data-point/>
          </chart:series>
          <chart:series chart:style-name="ch13" chart:values-cell-range-address="Planilha1.F3:Planilha1.F3" chart:label-cell-address="Planilha1.F2:Planilha1.F2" chart:class="chart:bar">
            <chart:data-point/>
          </chart:series>
          <chart:series chart:style-name="ch14" chart:values-cell-range-address="Planilha1.G3:Planilha1.G3" chart:label-cell-address="Planilha1.G2:Planilha1.G2" chart:class="chart:bar">
            <chart:data-point/>
          </chart:series>
          <chart:series chart:style-name="ch15" chart:values-cell-range-address="Planilha1.H3:Planilha1.H3" chart:label-cell-address="Planilha1.H2:Planilha1.H2" chart:class="chart:bar">
            <chart:data-point/>
          </chart:series>
          <chart:series chart:style-name="ch16" chart:values-cell-range-address="Planilha1.I3:Planilha1.I3" chart:label-cell-address="Planilha1.I2:Planilha1.I2" chart:class="chart:bar">
            <chart:data-point/>
          </chart:series>
          <chart:series chart:style-name="ch17" chart:values-cell-range-address="Planilha1.J3:Planilha1.J3" chart:label-cell-address="Planilha1.J2:Planilha1.J2" chart:class="chart:bar">
            <chart:data-point/>
          </chart:series>
          <chart:series chart:style-name="ch18" chart:values-cell-range-address="Planilha1.K3:Planilha1.K3" chart:label-cell-address="Planilha1.K2:Planilha1.K2" chart:class="chart:bar">
            <chart:data-point/>
          </chart:series>
          <chart:series chart:style-name="ch19" chart:values-cell-range-address="Planilha1.L3:Planilha1.L3" chart:label-cell-address="Planilha1.L2:Planilha1.L2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A2:Planilha1.A2">JANEIRO</text:p>
              </table:table-cell>
              <table:table-cell office:value-type="string">
                <text:p text:id="Planilha1.B2:Planilha1.B2">FEVEREIRO</text:p>
              </table:table-cell>
              <table:table-cell office:value-type="string">
                <text:p text:id="Planilha1.C2:Planilha1.C2">MARÇO</text:p>
              </table:table-cell>
              <table:table-cell office:value-type="string">
                <text:p text:id="Planilha1.D2:Planilha1.D2">ABRIL</text:p>
              </table:table-cell>
              <table:table-cell office:value-type="string">
                <text:p text:id="Planilha1.E2:Planilha1.E2">MAIO</text:p>
              </table:table-cell>
              <table:table-cell office:value-type="string">
                <text:p text:id="Planilha1.F2:Planilha1.F2">JUNHO</text:p>
              </table:table-cell>
              <table:table-cell office:value-type="string">
                <text:p text:id="Planilha1.G2:Planilha1.G2">JULHO</text:p>
              </table:table-cell>
              <table:table-cell office:value-type="string">
                <text:p text:id="Planilha1.H2:Planilha1.H2">AGOSTO</text:p>
              </table:table-cell>
              <table:table-cell office:value-type="string">
                <text:p text:id="Planilha1.I2:Planilha1.I2">SETEMBRO</text:p>
              </table:table-cell>
              <table:table-cell office:value-type="string">
                <text:p text:id="Planilha1.J2:Planilha1.J2">OUTUBRO</text:p>
              </table:table-cell>
              <table:table-cell office:value-type="string">
                <text:p text:id="Planilha1.K2:Planilha1.K2">NOVEMBRO</text:p>
              </table:table-cell>
              <table:table-cell office:value-type="string">
                <text:p text:id="Planilha1.L2:Planilha1.L2">DEZEMBR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1">
                <text:p text:id="Planilha1.A3:Planilha1.A3">21</text:p>
              </table:table-cell>
              <table:table-cell office:value-type="float" office:value="34">
                <text:p text:id="Planilha1.B3:Planilha1.B3">34</text:p>
              </table:table-cell>
              <table:table-cell office:value-type="float" office:value="46">
                <text:p text:id="Planilha1.C3:Planilha1.C3">46</text:p>
              </table:table-cell>
              <table:table-cell office:value-type="float" office:value="38">
                <text:p text:id="Planilha1.D3:Planilha1.D3">38</text:p>
              </table:table-cell>
              <table:table-cell office:value-type="float" office:value="37">
                <text:p text:id="Planilha1.E3:Planilha1.E3">37</text:p>
              </table:table-cell>
              <table:table-cell office:value-type="float" office:value="31">
                <text:p text:id="Planilha1.F3:Planilha1.F3">31</text:p>
              </table:table-cell>
              <table:table-cell office:value-type="float" office:value="212">
                <text:p text:id="Planilha1.G3:Planilha1.G3">212</text:p>
              </table:table-cell>
              <table:table-cell office:value-type="float" office:value="97">
                <text:p text:id="Planilha1.H3:Planilha1.H3">97</text:p>
              </table:table-cell>
              <table:table-cell office:value-type="float" office:value="0">
                <text:p text:id="Planilha1.I3:Planilha1.I3">0</text:p>
              </table:table-cell>
              <table:table-cell office:value-type="float" office:value="0">
                <text:p text:id="Planilha1.J3:Planilha1.J3">0</text:p>
              </table:table-cell>
              <table:table-cell office:value-type="float" office:value="0">
                <text:p text:id="Planilha1.K3:Planilha1.K3">0</text:p>
              </table:table-cell>
              <table:table-cell office:value-type="float" office:value="0">
                <text:p text:id="Planilha1.L3:Planilha1.L3"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Linux OpenOffice.org_project/320m19$Build-9505</meta:generator>
  </office:meta>
</office:document-meta>
</file>

<file path=Object 1/referencia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dash" draw:stroke-dash="Ultrafine_20_Dotted_20__28_var_29_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 style:data-style-name="N0">
      <style:graphic-properties draw:fill-color="#83caff"/>
      <style:text-properties fo:font-size="6pt" style:font-size-asian="6pt" style:font-size-complex="6pt"/>
    </style:style>
    <style:style style:name="ch14" style:family="chart" style:data-style-name="N0">
      <style:graphic-properties draw:fill-color="#314004"/>
      <style:text-properties fo:font-size="6pt" style:font-size-asian="6pt" style:font-size-complex="6pt"/>
    </style:style>
    <style:style style:name="ch15" style:family="chart" style:data-style-name="N0">
      <style:graphic-properties draw:fill-color="#aecf00"/>
      <style:text-properties fo:font-size="6pt" style:font-size-asian="6pt" style:font-size-complex="6pt"/>
    </style:style>
    <style:style style:name="ch16" style:family="chart" style:data-style-name="N0">
      <style:graphic-properties draw:fill-color="#4b1f6f"/>
      <style:text-properties fo:font-size="6pt" style:font-size-asian="6pt" style:font-size-complex="6pt"/>
    </style:style>
    <style:style style:name="ch17" style:family="chart" style:data-style-name="N0">
      <style:graphic-properties draw:fill-color="#ff950e"/>
      <style:text-properties fo:font-size="6pt" style:font-size-asian="6pt" style:font-size-complex="6pt"/>
    </style:style>
    <style:style style:name="ch18" style:family="chart" style:data-style-name="N0">
      <style:graphic-properties draw:fill-color="#c5000b"/>
      <style:text-properties fo:font-size="6pt" style:font-size-asian="6pt" style:font-size-complex="6pt"/>
    </style:style>
    <style:style style:name="ch19" style:family="chart" style:data-style-name="N0">
      <style:graphic-properties draw:fill-color="#0084d1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261cm" svg:height="14.737cm" xlink:href=".." chart:class="chart:bar" chart:style-name="ch1">
        <chart:legend chart:legend-position="end" svg:x="23.393cm" svg:y="5.024cm" chart:style-name="ch2"/>
        <chart:plot-area chart:style-name="ch3" table:cell-range-address="Planilha1.A2:Planilha1.L3" chart:data-source-has-labels="row" svg:x="0.525cm" svg:y="0.294cm" svg:width="22.344cm" svg:height="13.762cm">
          <chart:axis chart:dimension="x" chart:name="primary-x" chart:style-name="ch4">
            <chart:title svg:x="11.141cm" svg:y="13.778cm" chart:style-name="ch5">
              <text:p>MESE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lanilha1.A3:Planilha1.A3" chart:label-cell-address="Planilha1.A2:Planilha1.A2" chart:class="chart:bar">
            <chart:data-point/>
          </chart:series>
          <chart:series chart:style-name="ch9" chart:values-cell-range-address="Planilha1.B3:Planilha1.B3" chart:label-cell-address="Planilha1.B2:Planilha1.B2" chart:class="chart:bar">
            <chart:data-point/>
          </chart:series>
          <chart:series chart:style-name="ch10" chart:values-cell-range-address="Planilha1.C3:Planilha1.C3" chart:label-cell-address="Planilha1.C2:Planilha1.C2" chart:class="chart:bar">
            <chart:data-point/>
          </chart:series>
          <chart:series chart:style-name="ch11" chart:values-cell-range-address="Planilha1.D3:Planilha1.D3" chart:label-cell-address="Planilha1.D2:Planilha1.D2" chart:class="chart:bar">
            <chart:data-point/>
          </chart:series>
          <chart:series chart:style-name="ch12" chart:values-cell-range-address="Planilha1.E3:Planilha1.E3" chart:label-cell-address="Planilha1.E2:Planilha1.E2" chart:class="chart:bar">
            <chart:data-point/>
          </chart:series>
          <chart:series chart:style-name="ch13" chart:values-cell-range-address="Planilha1.F3:Planilha1.F3" chart:label-cell-address="Planilha1.F2:Planilha1.F2" chart:class="chart:bar">
            <chart:data-point/>
          </chart:series>
          <chart:series chart:style-name="ch14" chart:values-cell-range-address="Planilha1.G3:Planilha1.G3" chart:label-cell-address="Planilha1.G2:Planilha1.G2" chart:class="chart:bar">
            <chart:data-point/>
          </chart:series>
          <chart:series chart:style-name="ch15" chart:values-cell-range-address="Planilha1.H3:Planilha1.H3" chart:label-cell-address="Planilha1.H2:Planilha1.H2" chart:class="chart:bar">
            <chart:data-point/>
          </chart:series>
          <chart:series chart:style-name="ch16" chart:values-cell-range-address="Planilha1.I3:Planilha1.I3" chart:label-cell-address="Planilha1.I2:Planilha1.I2" chart:class="chart:bar">
            <chart:data-point/>
          </chart:series>
          <chart:series chart:style-name="ch17" chart:values-cell-range-address="Planilha1.J3:Planilha1.J3" chart:label-cell-address="Planilha1.J2:Planilha1.J2" chart:class="chart:bar">
            <chart:data-point/>
          </chart:series>
          <chart:series chart:style-name="ch18" chart:values-cell-range-address="Planilha1.K3:Planilha1.K3" chart:label-cell-address="Planilha1.K2:Planilha1.K2" chart:class="chart:bar">
            <chart:data-point/>
          </chart:series>
          <chart:series chart:style-name="ch19" chart:values-cell-range-address="Planilha1.L3:Planilha1.L3" chart:label-cell-address="Planilha1.L2:Planilha1.L2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A2:Planilha1.A2">JANEIRO</text:p>
              </table:table-cell>
              <table:table-cell office:value-type="string">
                <text:p text:id="Planilha1.B2:Planilha1.B2">FEVEREIRO</text:p>
              </table:table-cell>
              <table:table-cell office:value-type="string">
                <text:p text:id="Planilha1.C2:Planilha1.C2">MARÇO</text:p>
              </table:table-cell>
              <table:table-cell office:value-type="string">
                <text:p text:id="Planilha1.D2:Planilha1.D2">ABRIL</text:p>
              </table:table-cell>
              <table:table-cell office:value-type="string">
                <text:p text:id="Planilha1.E2:Planilha1.E2">MAIO</text:p>
              </table:table-cell>
              <table:table-cell office:value-type="string">
                <text:p text:id="Planilha1.F2:Planilha1.F2">JUNHO</text:p>
              </table:table-cell>
              <table:table-cell office:value-type="string">
                <text:p text:id="Planilha1.G2:Planilha1.G2">JULHO</text:p>
              </table:table-cell>
              <table:table-cell office:value-type="string">
                <text:p text:id="Planilha1.H2:Planilha1.H2">AGOSTO</text:p>
              </table:table-cell>
              <table:table-cell office:value-type="string">
                <text:p text:id="Planilha1.I2:Planilha1.I2">SETEMBRO</text:p>
              </table:table-cell>
              <table:table-cell office:value-type="string">
                <text:p text:id="Planilha1.J2:Planilha1.J2">OUTUBRO</text:p>
              </table:table-cell>
              <table:table-cell office:value-type="string">
                <text:p text:id="Planilha1.K2:Planilha1.K2">NOVEMBRO</text:p>
              </table:table-cell>
              <table:table-cell office:value-type="string">
                <text:p text:id="Planilha1.L2:Planilha1.L2">DEZEMBRO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111">
                <text:p text:id="Planilha1.A3:Planilha1.A3">11111</text:p>
              </table:table-cell>
              <table:table-cell office:value-type="float" office:value="22222">
                <text:p text:id="Planilha1.B3:Planilha1.B3">22222</text:p>
              </table:table-cell>
              <table:table-cell office:value-type="float" office:value="33333">
                <text:p text:id="Planilha1.C3:Planilha1.C3">33333</text:p>
              </table:table-cell>
              <table:table-cell office:value-type="float" office:value="44444">
                <text:p text:id="Planilha1.D3:Planilha1.D3">44444</text:p>
              </table:table-cell>
              <table:table-cell office:value-type="float" office:value="55555">
                <text:p text:id="Planilha1.E3:Planilha1.E3">55555</text:p>
              </table:table-cell>
              <table:table-cell office:value-type="float" office:value="66666">
                <text:p text:id="Planilha1.F3:Planilha1.F3">66666</text:p>
              </table:table-cell>
              <table:table-cell office:value-type="float" office:value="77777">
                <text:p text:id="Planilha1.G3:Planilha1.G3">77777</text:p>
              </table:table-cell>
              <table:table-cell office:value-type="float" office:value="88888">
                <text:p text:id="Planilha1.H3:Planilha1.H3">88888</text:p>
              </table:table-cell>
              <table:table-cell office:value-type="float" office:value="99999">
                <text:p text:id="Planilha1.I3:Planilha1.I3">99999</text:p>
              </table:table-cell>
              <table:table-cell office:value-type="float" office:value="212121">
                <text:p text:id="Planilha1.J3:Planilha1.J3">212121</text:p>
              </table:table-cell>
              <table:table-cell office:value-type="float" office:value="313131">
                <text:p text:id="Planilha1.K3:Planilha1.K3">313131</text:p>
              </table:table-cell>
              <table:table-cell office:value-type="float" office:value="414141">
                <text:p text:id="Planilha1.L3:Planilha1.L3">414141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>
    <draw:stroke-dash draw:name="Ultrafine_20_Dotted_20__28_var_29_" draw:display-name="Ultrafine Dotted (var)" draw:style="rect" draw:dots1="1" draw:distance="50%"/>
  </office:styles>
</office:document-styles>
</file>

<file path=current.xml>
</file>

<file path=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"/>
  <manifest:file-entry manifest:media-type="" manifest:full-path="Configurations2/popupmenu"/>
  <manifest:file-entry manifest:media-type="" manifest:full-path="Configurations2/progressbar"/>
  <manifest:file-entry manifest:media-type="" manifest:full-path="Configurations2/menubar"/>
  <manifest:file-entry manifest:media-type="" manifest:full-path="Configurations2/toolbar"/>
  <manifest:file-entry manifest:media-type="" manifest:full-path="Configurations2/images/Bitmaps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